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Título" style:family="paragraph">
      <style:paragraph-properties fo:margin-left="1.475in" fo:text-indent="0.4916in">
        <style:tab-stops/>
      </style:paragraph-properties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text-indent="0.4916in"/>
    </style:style>
  </office:automatic-styles>
  <office:body>
    <office:text text:use-soft-page-breaks="true">
      <text:p text:style-name="P1"><text:tab/><text:tab/><text:tab/></text:p>
      <text:p text:style-name="Título"/>
      <text:p text:style-name="Título"/>
      <text:p text:style-name="P2">ELIZA en PyKE</text:p>
      <text:p text:style-name="P3"/>
      <text:soft-page-break/>
      <text:h text:style-name="Título1" text:outline-level="1">Que es ELIZA?</text:h>
      <text:p text:style-name="Normal"/>
      <text:p text:style-name="P4">Eliza es un algoritmo diseñado por Joseph Weizenbaum en el MIT en los años 60, y fue uno de los primeros programas a reconocer y poder procesar lenguaje natural. Su objetico era emular al psicólogo Carl Rogers, intentando mantener una conversación escrita con un usuario siguiendo una coherencia.<text:s/></text:p>
      <text:p text:style-name="Normal"/>
      <text:h text:style-name="Título1" text:outline-level="1">Es ELIZA tan inteligente como parece?</text:h>
      <text:p text:style-name="Normal"/>
      <text:p text:style-name="Normal"><text:tab/>Dado que el algoritmo se<text:s/>implementó entre el 64 y 67 podemos decir que, si que fue un avance, pero en realidad no era muy inteligente y eso que a simple vista parecía una conversación entre dos seres vivos. Pero en realidad se basaba en una rutina sustentada por la psicología<text:s/>“rogerniana”, psicología ideada por el psicólogo nombrado con anterioridad Carl Rogers,<text:s/>que se basaba en empatizar con el individuo para que así este mismo se sintiese escuchado.<text:s/></text:p>
      <text:p text:style-name="Normal">Eso se consiguió a base de frases hechas que conseguían que el individuo siguiese la conversación, así mismo ELIZA era capaz de trabajar con tres tipos<text:s/>de frases para poder salir de diferentes situaciones.<text:s/>Como el funcionamiento era procesar el lenguaje natural y responder con la respuesta más adecuada. En caso que no encontrase una respuesta adecuada lo que recurría a una frase de asentimiento para que el individuo siguiese.<text:s/></text:p>
      <text:p text:style-name="P5">Tipos de frases:</text:p>
      <text:p text:style-name="Normal"><text:span text:style-name="T6"><text:tab/></text:span>.-<text:s/><text:span text:style-name="T7">Frases de continuidad</text:span>, eran las utilizadas al no encontrar una respuesta adecuada al hilo de la conversación, así dando tiempo a la maquina a encontrar nuevas soluciones y palabras clave.<text:s/></text:p>
      <text:p text:style-name="Normal"><text:tab/>.-<text:s/><text:span text:style-name="T8">Frases hechas</text:span>, sobre diversos temas que se encontraban en la memoria y se podían usar gracias a una secuencia de palabras clave que las relacionaban con esas frases.</text:p>
      <text:p text:style-name="Normal"><text:tab/>.-<text:s/><text:span text:style-name="T9">Frases empáticas</text:span>, estas se entremezclaban con las de continuidad para aportar al individuo una sensación de ser escuchado y así sentirse mejor.</text:p>
      <text:p text:style-name="Normal"/>
      <text:p text:style-name="P10">Con esos tres tipos de frases se llegó a conseguir que un usuario llegase a creerse que estaba manteniendo una conversación con otra persona.<text:s/></text:p>
      <text:p text:style-name="P11">Como curiosidad su creador Weizenbaum quedo sorprendido al ver que su secretaria mantenía conversaciones de carácter personal con ELIZA, a tal punto llego a emular a una persona que muchos psiquiatras pensaron en usar el algoritmo con pacientes que eran contrarios a hablar con el terapeu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 Lluis García Expósito</meta:initial-creator>
    <dc:creator>Antoni Lluis García Expósito</dc:creator>
    <meta:creation-date>2017-12-09T17:48:00Z</meta:creation-date>
    <dc:date>2017-12-09T18:49:00Z</dc:date>
    <meta:template xlink:href="Normal.dotm" xlink:type="simple"/>
    <meta:editing-cycles>1</meta:editing-cycles>
    <meta:editing-duration>PT3660S</meta:editing-duration>
    <meta:document-statistic meta:page-count="2" meta:paragraph-count="4" meta:word-count="342" meta:character-count="2224" meta:row-count="15" meta:non-whitespace-character-count="1886"/>
  </office:meta>
</office:document-meta>
</file>